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8622in" svg:height="5.1417in" svg:x="5.5094in" svg:y="4.2276in">
            <draw:object draw:notify-on-update-of-ranges="Sheet1.L2:Sheet1.L2 Sheet1.L3:Sheet1.L22 Sheet1.W2:Sheet1.W2 Sheet1.W3:Sheet1.W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2413in" svg:height="4.9319in" svg:x="14.2441in" svg:y="4.2799in">
            <draw:object draw:notify-on-update-of-ranges="Sheet1.L2:Sheet1.L2 Sheet1.L3:Sheet1.L22 Sheet1.X2:Sheet1.X2 Sheet1.X3:Sheet1.X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1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rb</text:p>
          </table:table-cell>
          <table:table-cell office:value-type="string">
            <text:p>veb</text:p>
          </table:table-cell>
          <table:table-cell office:value-type="string">
            <text:p>cache miss</text:p>
          </table:table-cell>
          <table:table-cell table:number-columns-repeated="3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7"/>
          <table:table-cell office:value-type="string">
            <text:p>rb</text:p>
          </table:table-cell>
          <table:table-cell office:value-type="string">
            <text:p>veb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4913">
            <text:p>0.000004913</text:p>
          </table:table-cell>
          <table:table-cell office:value-type="float" office:value="0.000002515">
            <text:p>0.0000025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/>
          <table:table-cell office:value-type="string">
            <text:p>cache misses</text:p>
          </table:table-cell>
          <table:table-cell table:number-columns-repeated="2"/>
          <table:table-cell office:value-type="string">
            <text:p>n lg n</text:p>
          </table:table-cell>
          <table:table-cell office:value-type="string">
            <text:p>n lglg n</text:p>
          </table:table-cell>
          <table:table-cell/>
          <table:table-cell office:value-type="string">
            <text:p>Rb / n lg n</text:p>
          </table:table-cell>
          <table:table-cell office:value-type="string">
            <text:p>Veb /n lglgn</text:p>
          </table:table-cell>
          <table:table-cell/>
          <table:table-cell office:value-type="string">
            <text:p>cache miss per operation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3253">
            <text:p>0.000003253</text:p>
          </table:table-cell>
          <table:table-cell office:value-type="float" office:value="0.000001984">
            <text:p>0.0000019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I3]+[.$J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L$1];[.$I3]))" office:value-type="float" office:value="64">
            <text:p>64</text:p>
          </table:table-cell>
          <table:table-cell/>
          <table:table-cell table:formula="of:=AVERAGE(INDIRECT(CONCATENATE([.N$1];[.$I3];&quot;:&quot;;[.N$1];[.$J3])))" office:value-type="float" office:value="0.0000030296">
            <text:p>3.0296E-006</text:p>
          </table:table-cell>
          <table:table-cell table:formula="of:=AVERAGE(INDIRECT(CONCATENATE([.O$1];[.$I3];&quot;:&quot;;[.O$1];[.$J3])))" office:value-type="float" office:value="0.0000020656">
            <text:p>2.0656E-006</text:p>
          </table:table-cell>
          <table:table-cell/>
          <table:table-cell table:style-name="ce2" table:formula="of:=AVERAGE(INDIRECT(CONCATENATE([.Q$1];[.$I3];&quot;:&quot;;[.Q$1];[.$J3])))" office:value-type="float" office:value="3">
            <text:p>3</text:p>
          </table:table-cell>
          <table:table-cell table:style-name="ce2" table:formula="of:=AVERAGE(INDIRECT(CONCATENATE([.R$1];[.$I3];&quot;:&quot;;[.R$1];[.$J3])))" office:value-type="float" office:value="0.8">
            <text:p>1</text:p>
          </table:table-cell>
          <table:table-cell/>
          <table:table-cell office:value-type="float" office:value="384">
            <text:p>384</text:p>
          </table:table-cell>
          <table:table-cell table:style-name="ce2" office:value-type="float" office:value="165.437600046154">
            <text:p>165</text:p>
          </table:table-cell>
          <table:table-cell/>
          <table:table-cell table:formula="of:=[.N3]/[.T3]" office:value-type="float" office:value="0.00000000788958333333333">
            <text:p>7.88958333333333E-009</text:p>
          </table:table-cell>
          <table:table-cell table:formula="of:=[.O3]/[.U3]" office:value-type="float" office:value="0.0000000124856743534948">
            <text:p>1.24856743534948E-008</text:p>
          </table:table-cell>
          <table:table-cell/>
          <table:table-cell table:formula="of:=[.Q3]/[.$L3]" office:value-type="float" office:value="0.046875">
            <text:p>0.046875</text:p>
          </table:table-cell>
          <table:table-cell table:formula="of:=[.R3]/[.$L3]" office:value-type="float" office:value="0.0125">
            <text:p>0.012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2468">
            <text:p>0.000002468</text:p>
          </table:table-cell>
          <table:table-cell office:value-type="float" office:value="0.000001973">
            <text:p>0.0000019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3]+[.$J$1]" office:value-type="float" office:value="7">
            <text:p>7</text:p>
          </table:table-cell>
          <table:table-cell table:formula="of:=[.J3]+[.$J$1]" office:value-type="float" office:value="11">
            <text:p>11</text:p>
          </table:table-cell>
          <table:table-cell/>
          <table:table-cell table:formula="of:=INDIRECT(CONCATENATE([.L$1];[.$I4]))" office:value-type="float" office:value="128">
            <text:p>128</text:p>
          </table:table-cell>
          <table:table-cell/>
          <table:table-cell table:formula="of:=AVERAGE(INDIRECT(CONCATENATE([.N$1];[.$I4];&quot;:&quot;;[.N$1];[.$J4])))" office:value-type="float" office:value="0.0000056832">
            <text:p>5.6832E-006</text:p>
          </table:table-cell>
          <table:table-cell table:formula="of:=AVERAGE(INDIRECT(CONCATENATE([.O$1];[.$I4];&quot;:&quot;;[.O$1];[.$J4])))" office:value-type="float" office:value="0.0000034666">
            <text:p>3.4666E-006</text:p>
          </table:table-cell>
          <table:table-cell/>
          <table:table-cell table:style-name="ce2" table:formula="of:=AVERAGE(INDIRECT(CONCATENATE([.Q$1];[.$I4];&quot;:&quot;;[.Q$1];[.$J4])))" office:value-type="float" office:value="0">
            <text:p>0</text:p>
          </table:table-cell>
          <table:table-cell table:style-name="ce2" table:formula="of:=AVERAGE(INDIRECT(CONCATENATE([.R$1];[.$I4];&quot;:&quot;;[.R$1];[.$J4])))" office:value-type="float" office:value="0">
            <text:p>0</text:p>
          </table:table-cell>
          <table:table-cell/>
          <table:table-cell office:value-type="float" office:value="896">
            <text:p>896</text:p>
          </table:table-cell>
          <table:table-cell table:style-name="ce2" office:value-type="float" office:value="359.341430023373">
            <text:p>359</text:p>
          </table:table-cell>
          <table:table-cell/>
          <table:table-cell table:formula="of:=[.N4]/[.T4]" office:value-type="float" office:value="0.00000000634285714285714">
            <text:p>6.34285714285714E-009</text:p>
          </table:table-cell>
          <table:table-cell table:formula="of:=[.O4]/[.U4]" office:value-type="float" office:value="0.00000000964709245959898">
            <text:p>9.64709245959898E-009</text:p>
          </table:table-cell>
          <table:table-cell/>
          <table:table-cell table:formula="of:=[.Q4]/[.$L4]" office:value-type="float" office:value="0">
            <text:p>0</text:p>
          </table:table-cell>
          <table:table-cell table:formula="of:=[.R4]/[.$L4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2284">
            <text:p>0.000002284</text:p>
          </table:table-cell>
          <table:table-cell office:value-type="float" office:value="0.000001926">
            <text:p>0.0000019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4]+[.$J$1]" office:value-type="float" office:value="12">
            <text:p>12</text:p>
          </table:table-cell>
          <table:table-cell table:formula="of:=[.J4]+[.$J$1]" office:value-type="float" office:value="16">
            <text:p>16</text:p>
          </table:table-cell>
          <table:table-cell/>
          <table:table-cell table:formula="of:=INDIRECT(CONCATENATE([.L$1];[.$I5]))" office:value-type="float" office:value="256">
            <text:p>256</text:p>
          </table:table-cell>
          <table:table-cell/>
          <table:table-cell table:formula="of:=AVERAGE(INDIRECT(CONCATENATE([.N$1];[.$I5];&quot;:&quot;;[.N$1];[.$J5])))" office:value-type="float" office:value="0.000011951">
            <text:p>0.000011951</text:p>
          </table:table-cell>
          <table:table-cell table:formula="of:=AVERAGE(INDIRECT(CONCATENATE([.O$1];[.$I5];&quot;:&quot;;[.O$1];[.$J5])))" office:value-type="float" office:value="0.0000129566">
            <text:p>1.29566E-005</text:p>
          </table:table-cell>
          <table:table-cell/>
          <table:table-cell table:style-name="ce2" table:formula="of:=AVERAGE(INDIRECT(CONCATENATE([.Q$1];[.$I5];&quot;:&quot;;[.Q$1];[.$J5])))" office:value-type="float" office:value="0">
            <text:p>0</text:p>
          </table:table-cell>
          <table:table-cell table:style-name="ce2" table:formula="of:=AVERAGE(INDIRECT(CONCATENATE([.R$1];[.$I5];&quot;:&quot;;[.R$1];[.$J5])))" office:value-type="float" office:value="0">
            <text:p>0</text:p>
          </table:table-cell>
          <table:table-cell/>
          <table:table-cell office:value-type="float" office:value="2048">
            <text:p>2048</text:p>
          </table:table-cell>
          <table:table-cell table:style-name="ce2" office:value-type="float" office:value="768">
            <text:p>768</text:p>
          </table:table-cell>
          <table:table-cell/>
          <table:table-cell table:formula="of:=[.N5]/[.T5]" office:value-type="float" office:value="0.00000000583544921875">
            <text:p>5.83544921875E-009</text:p>
          </table:table-cell>
          <table:table-cell table:formula="of:=[.O5]/[.U5]" office:value-type="float" office:value="0.0000000168705729166667">
            <text:p>1.68705729166667E-008</text:p>
          </table:table-cell>
          <table:table-cell/>
          <table:table-cell table:formula="of:=[.Q5]/[.$L5]" office:value-type="float" office:value="0">
            <text:p>0</text:p>
          </table:table-cell>
          <table:table-cell table:formula="of:=[.R5]/[.$L5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223">
            <text:p>0.00000223</text:p>
          </table:table-cell>
          <table:table-cell office:value-type="float" office:value="0.00000193">
            <text:p>0.000001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5]+[.$J$1]" office:value-type="float" office:value="17">
            <text:p>17</text:p>
          </table:table-cell>
          <table:table-cell table:formula="of:=[.J5]+[.$J$1]" office:value-type="float" office:value="21">
            <text:p>21</text:p>
          </table:table-cell>
          <table:table-cell/>
          <table:table-cell table:formula="of:=INDIRECT(CONCATENATE([.L$1];[.$I6]))" office:value-type="float" office:value="512">
            <text:p>512</text:p>
          </table:table-cell>
          <table:table-cell/>
          <table:table-cell table:formula="of:=AVERAGE(INDIRECT(CONCATENATE([.N$1];[.$I6];&quot;:&quot;;[.N$1];[.$J6])))" office:value-type="float" office:value="0.0000352932">
            <text:p>3.52932E-005</text:p>
          </table:table-cell>
          <table:table-cell table:formula="of:=AVERAGE(INDIRECT(CONCATENATE([.O$1];[.$I6];&quot;:&quot;;[.O$1];[.$J6])))" office:value-type="float" office:value="0.0000285494">
            <text:p>2.85494E-005</text:p>
          </table:table-cell>
          <table:table-cell/>
          <table:table-cell table:style-name="ce2" table:formula="of:=AVERAGE(INDIRECT(CONCATENATE([.Q$1];[.$I6];&quot;:&quot;;[.Q$1];[.$J6])))" office:value-type="float" office:value="4.2">
            <text:p>4</text:p>
          </table:table-cell>
          <table:table-cell table:style-name="ce2" table:formula="of:=AVERAGE(INDIRECT(CONCATENATE([.R$1];[.$I6];&quot;:&quot;;[.R$1];[.$J6])))" office:value-type="float" office:value="3.8">
            <text:p>4</text:p>
          </table:table-cell>
          <table:table-cell/>
          <table:table-cell office:value-type="float" office:value="4608">
            <text:p>4608</text:p>
          </table:table-cell>
          <table:table-cell table:style-name="ce2" office:value-type="float" office:value="1623.00160073846">
            <text:p>1623</text:p>
          </table:table-cell>
          <table:table-cell/>
          <table:table-cell table:formula="of:=[.N6]/[.T6]" office:value-type="float" office:value="0.00000000765911458333333">
            <text:p>7.65911458333333E-009</text:p>
          </table:table-cell>
          <table:table-cell table:formula="of:=[.O6]/[.U6]" office:value-type="float" office:value="0.0000000175904940494267">
            <text:p>1.75904940494267E-008</text:p>
          </table:table-cell>
          <table:table-cell/>
          <table:table-cell table:formula="of:=[.Q6]/[.$L6]" office:value-type="float" office:value="0.008203125">
            <text:p>0.008203125</text:p>
          </table:table-cell>
          <table:table-cell table:formula="of:=[.R6]/[.$L6]" office:value-type="float" office:value="0.007421875">
            <text:p>0.00742187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6882">
            <text:p>0.000006882</text:p>
          </table:table-cell>
          <table:table-cell office:value-type="float" office:value="0.000003483">
            <text:p>0.0000034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6]+[.$J$1]" office:value-type="float" office:value="22">
            <text:p>22</text:p>
          </table:table-cell>
          <table:table-cell table:formula="of:=[.J6]+[.$J$1]" office:value-type="float" office:value="26">
            <text:p>26</text:p>
          </table:table-cell>
          <table:table-cell/>
          <table:table-cell table:formula="of:=INDIRECT(CONCATENATE([.L$1];[.$I7]))" office:value-type="float" office:value="1024">
            <text:p>1024</text:p>
          </table:table-cell>
          <table:table-cell/>
          <table:table-cell table:formula="of:=AVERAGE(INDIRECT(CONCATENATE([.N$1];[.$I7];&quot;:&quot;;[.N$1];[.$J7])))" office:value-type="float" office:value="0.0000591224">
            <text:p>5.91224E-005</text:p>
          </table:table-cell>
          <table:table-cell table:formula="of:=AVERAGE(INDIRECT(CONCATENATE([.O$1];[.$I7];&quot;:&quot;;[.O$1];[.$J7])))" office:value-type="float" office:value="0.0000555898">
            <text:p>5.55898E-005</text:p>
          </table:table-cell>
          <table:table-cell/>
          <table:table-cell table:style-name="ce2" table:formula="of:=AVERAGE(INDIRECT(CONCATENATE([.Q$1];[.$I7];&quot;:&quot;;[.Q$1];[.$J7])))" office:value-type="float" office:value="15.6">
            <text:p>16</text:p>
          </table:table-cell>
          <table:table-cell table:style-name="ce2" table:formula="of:=AVERAGE(INDIRECT(CONCATENATE([.R$1];[.$I7];&quot;:&quot;;[.R$1];[.$J7])))" office:value-type="float" office:value="3">
            <text:p>3</text:p>
          </table:table-cell>
          <table:table-cell/>
          <table:table-cell office:value-type="float" office:value="10240">
            <text:p>10240</text:p>
          </table:table-cell>
          <table:table-cell table:style-name="ce2" office:value-type="float" office:value="3401.65436916466">
            <text:p>3402</text:p>
          </table:table-cell>
          <table:table-cell/>
          <table:table-cell table:formula="of:=[.N7]/[.T7]" office:value-type="float" office:value="0.000000005773671875">
            <text:p>5.773671875E-009</text:p>
          </table:table-cell>
          <table:table-cell table:formula="of:=[.O7]/[.U7]" office:value-type="float" office:value="0.0000000163419895048453">
            <text:p>1.63419895048453E-008</text:p>
          </table:table-cell>
          <table:table-cell/>
          <table:table-cell table:formula="of:=[.Q7]/[.$L7]" office:value-type="float" office:value="0.015234375">
            <text:p>0.015234375</text:p>
          </table:table-cell>
          <table:table-cell table:formula="of:=[.R7]/[.$L7]" office:value-type="float" office:value="0.0029296875">
            <text:p>0.002929687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994">
            <text:p>0.000005994</text:p>
          </table:table-cell>
          <table:table-cell office:value-type="float" office:value="0.000003469">
            <text:p>0.0000034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7]+[.$J$1]" office:value-type="float" office:value="27">
            <text:p>27</text:p>
          </table:table-cell>
          <table:table-cell table:formula="of:=[.J7]+[.$J$1]" office:value-type="float" office:value="31">
            <text:p>31</text:p>
          </table:table-cell>
          <table:table-cell/>
          <table:table-cell table:formula="of:=INDIRECT(CONCATENATE([.L$1];[.$I8]))" office:value-type="float" office:value="2048">
            <text:p>2048</text:p>
          </table:table-cell>
          <table:table-cell/>
          <table:table-cell table:formula="of:=AVERAGE(INDIRECT(CONCATENATE([.N$1];[.$I8];&quot;:&quot;;[.N$1];[.$J8])))" office:value-type="float" office:value="0.0001116962">
            <text:p>0.0001116962</text:p>
          </table:table-cell>
          <table:table-cell table:formula="of:=AVERAGE(INDIRECT(CONCATENATE([.O$1];[.$I8];&quot;:&quot;;[.O$1];[.$J8])))" office:value-type="float" office:value="0.0000907036">
            <text:p>9.07036E-005</text:p>
          </table:table-cell>
          <table:table-cell/>
          <table:table-cell table:style-name="ce2" table:formula="of:=AVERAGE(INDIRECT(CONCATENATE([.Q$1];[.$I8];&quot;:&quot;;[.Q$1];[.$J8])))" office:value-type="float" office:value="36">
            <text:p>36</text:p>
          </table:table-cell>
          <table:table-cell table:style-name="ce2" table:formula="of:=AVERAGE(INDIRECT(CONCATENATE([.R$1];[.$I8];&quot;:&quot;;[.R$1];[.$J8])))" office:value-type="float" office:value="1.4">
            <text:p>1</text:p>
          </table:table-cell>
          <table:table-cell/>
          <table:table-cell office:value-type="float" office:value="22528">
            <text:p>22528</text:p>
          </table:table-cell>
          <table:table-cell table:style-name="ce2" office:value-type="float" office:value="7084.91595496919">
            <text:p>7085</text:p>
          </table:table-cell>
          <table:table-cell/>
          <table:table-cell table:formula="of:=[.N8]/[.T8]" office:value-type="float" office:value="0.00000000495810546875">
            <text:p>0.000000005</text:p>
          </table:table-cell>
          <table:table-cell table:formula="of:=[.O8]/[.U8]" office:value-type="float" office:value="0.0000000128023537013707">
            <text:p>1.28023537013707E-008</text:p>
          </table:table-cell>
          <table:table-cell/>
          <table:table-cell table:formula="of:=[.Q8]/[.$L8]" office:value-type="float" office:value="0.017578125">
            <text:p>0.017578125</text:p>
          </table:table-cell>
          <table:table-cell table:formula="of:=[.R8]/[.$L8]" office:value-type="float" office:value="0.00068359375">
            <text:p>0.000683593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319">
            <text:p>0.000005319</text:p>
          </table:table-cell>
          <table:table-cell office:value-type="float" office:value="0.000003459">
            <text:p>0.0000034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8]+[.$J$1]" office:value-type="float" office:value="32">
            <text:p>32</text:p>
          </table:table-cell>
          <table:table-cell table:formula="of:=[.J8]+[.$J$1]" office:value-type="float" office:value="36">
            <text:p>36</text:p>
          </table:table-cell>
          <table:table-cell/>
          <table:table-cell table:formula="of:=INDIRECT(CONCATENATE([.L$1];[.$I9]))" office:value-type="float" office:value="4096">
            <text:p>4096</text:p>
          </table:table-cell>
          <table:table-cell/>
          <table:table-cell table:formula="of:=AVERAGE(INDIRECT(CONCATENATE([.N$1];[.$I9];&quot;:&quot;;[.N$1];[.$J9])))" office:value-type="float" office:value="0.0000987766">
            <text:p>9.87766E-005</text:p>
          </table:table-cell>
          <table:table-cell table:formula="of:=AVERAGE(INDIRECT(CONCATENATE([.O$1];[.$I9];&quot;:&quot;;[.O$1];[.$J9])))" office:value-type="float" office:value="0.0000750746">
            <text:p>7.50746E-005</text:p>
          </table:table-cell>
          <table:table-cell/>
          <table:table-cell table:style-name="ce2" table:formula="of:=AVERAGE(INDIRECT(CONCATENATE([.Q$1];[.$I9];&quot;:&quot;;[.Q$1];[.$J9])))" office:value-type="float" office:value="8.8">
            <text:p>9</text:p>
          </table:table-cell>
          <table:table-cell table:style-name="ce2" table:formula="of:=AVERAGE(INDIRECT(CONCATENATE([.R$1];[.$I9];&quot;:&quot;;[.R$1];[.$J9])))" office:value-type="float" office:value="0">
            <text:p>0</text:p>
          </table:table-cell>
          <table:table-cell/>
          <table:table-cell office:value-type="float" office:value="49152">
            <text:p>49152</text:p>
          </table:table-cell>
          <table:table-cell table:style-name="ce2" office:value-type="float" office:value="14684.0064029539">
            <text:p>14684</text:p>
          </table:table-cell>
          <table:table-cell/>
          <table:table-cell table:formula="of:=[.N9]/[.T9]" office:value-type="float" office:value="0.00000000200961507161458">
            <text:p>0.000000002</text:p>
          </table:table-cell>
          <table:table-cell table:formula="of:=[.O9]/[.U9]" office:value-type="float" office:value="0.00000000511267823915535">
            <text:p>5.11267823915535E-009</text:p>
          </table:table-cell>
          <table:table-cell/>
          <table:table-cell table:formula="of:=[.Q9]/[.$L9]" office:value-type="float" office:value="0.0021484375">
            <text:p>0.0021484375</text:p>
          </table:table-cell>
          <table:table-cell table:formula="of:=[.R9]/[.$L9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132">
            <text:p>0.000005132</text:p>
          </table:table-cell>
          <table:table-cell office:value-type="float" office:value="0.000003446">
            <text:p>0.0000034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9]+[.$J$1]" office:value-type="float" office:value="37">
            <text:p>37</text:p>
          </table:table-cell>
          <table:table-cell table:formula="of:=[.J9]+[.$J$1]" office:value-type="float" office:value="41">
            <text:p>41</text:p>
          </table:table-cell>
          <table:table-cell/>
          <table:table-cell table:formula="of:=INDIRECT(CONCATENATE([.L$1];[.$I10]))" office:value-type="float" office:value="8192">
            <text:p>8192</text:p>
          </table:table-cell>
          <table:table-cell/>
          <table:table-cell table:formula="of:=AVERAGE(INDIRECT(CONCATENATE([.N$1];[.$I10];&quot;:&quot;;[.N$1];[.$J10])))" office:value-type="float" office:value="0.0002468816">
            <text:p>0.0002468816</text:p>
          </table:table-cell>
          <table:table-cell table:formula="of:=AVERAGE(INDIRECT(CONCATENATE([.O$1];[.$I10];&quot;:&quot;;[.O$1];[.$J10])))" office:value-type="float" office:value="0.0001586016">
            <text:p>0.0001586016</text:p>
          </table:table-cell>
          <table:table-cell/>
          <table:table-cell table:style-name="ce2" table:formula="of:=AVERAGE(INDIRECT(CONCATENATE([.Q$1];[.$I10];&quot;:&quot;;[.Q$1];[.$J10])))" office:value-type="float" office:value="143.4">
            <text:p>143</text:p>
          </table:table-cell>
          <table:table-cell table:style-name="ce2" table:formula="of:=AVERAGE(INDIRECT(CONCATENATE([.R$1];[.$I10];&quot;:&quot;;[.R$1];[.$J10])))" office:value-type="float" office:value="2.4">
            <text:p>2</text:p>
          </table:table-cell>
          <table:table-cell/>
          <table:table-cell office:value-type="float" office:value="106496">
            <text:p>106496</text:p>
          </table:table-cell>
          <table:table-cell table:style-name="ce2" office:value-type="float" office:value="30314.0021710118">
            <text:p>30314</text:p>
          </table:table-cell>
          <table:table-cell/>
          <table:table-cell table:formula="of:=[.N10]/[.T10]" office:value-type="float" office:value="0.00000000231822415865385">
            <text:p>2.31822415865385E-009</text:p>
          </table:table-cell>
          <table:table-cell table:formula="of:=[.O10]/[.U10]" office:value-type="float" office:value="0.00000000523195845620361">
            <text:p>5.23195845620361E-009</text:p>
          </table:table-cell>
          <table:table-cell/>
          <table:table-cell table:formula="of:=[.Q10]/[.$L10]" office:value-type="float" office:value="0.0175048828125">
            <text:p>0.0175048828</text:p>
          </table:table-cell>
          <table:table-cell table:formula="of:=[.R10]/[.$L10]" office:value-type="float" office:value="0.00029296875">
            <text:p>0.000292968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089">
            <text:p>0.000005089</text:p>
          </table:table-cell>
          <table:table-cell office:value-type="float" office:value="0.000003476">
            <text:p>0.0000034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0]+[.$J$1]" office:value-type="float" office:value="42">
            <text:p>42</text:p>
          </table:table-cell>
          <table:table-cell table:formula="of:=[.J10]+[.$J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L$1];[.$I11]))" office:value-type="float" office:value="16384">
            <text:p>16384</text:p>
          </table:table-cell>
          <table:table-cell/>
          <table:table-cell table:formula="of:=AVERAGE(INDIRECT(CONCATENATE([.N$1];[.$I11];&quot;:&quot;;[.N$1];[.$J11])))" office:value-type="float" office:value="0.0005984684">
            <text:p>0.0005984684</text:p>
          </table:table-cell>
          <table:table-cell table:formula="of:=AVERAGE(INDIRECT(CONCATENATE([.O$1];[.$I11];&quot;:&quot;;[.O$1];[.$J11])))" office:value-type="float" office:value="0.0003022452">
            <text:p>0.0003022452</text:p>
          </table:table-cell>
          <table:table-cell/>
          <table:table-cell table:style-name="ce2" table:formula="of:=AVERAGE(INDIRECT(CONCATENATE([.Q$1];[.$I11];&quot;:&quot;;[.Q$1];[.$J11])))" office:value-type="float" office:value="310">
            <text:p>310</text:p>
          </table:table-cell>
          <table:table-cell table:style-name="ce2" table:formula="of:=AVERAGE(INDIRECT(CONCATENATE([.R$1];[.$I11];&quot;:&quot;;[.R$1];[.$J11])))" office:value-type="float" office:value="44.4">
            <text:p>44</text:p>
          </table:table-cell>
          <table:table-cell/>
          <table:table-cell office:value-type="float" office:value="229376">
            <text:p>229376</text:p>
          </table:table-cell>
          <table:table-cell table:style-name="ce2" office:value-type="float" office:value="62379.7030429918">
            <text:p>62380</text:p>
          </table:table-cell>
          <table:table-cell/>
          <table:table-cell table:formula="of:=[.N11]/[.T11]" office:value-type="float" office:value="0.00000000260911516462054">
            <text:p>2.60911516462054E-009</text:p>
          </table:table-cell>
          <table:table-cell table:formula="of:=[.O11]/[.U11]" office:value-type="float" office:value="0.00000000484524909956199">
            <text:p>4.84524909956199E-009</text:p>
          </table:table-cell>
          <table:table-cell/>
          <table:table-cell table:formula="of:=[.Q11]/[.$L11]" office:value-type="float" office:value="0.0189208984375">
            <text:p>0.0189208984</text:p>
          </table:table-cell>
          <table:table-cell table:formula="of:=[.R11]/[.$L11]" office:value-type="float" office:value="0.0027099609375">
            <text:p>0.00270996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3407">
            <text:p>0.000013407</text:p>
          </table:table-cell>
          <table:table-cell office:value-type="float" office:value="0.000013429">
            <text:p>0.0000134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1]+[.$J$1]" office:value-type="float" office:value="47">
            <text:p>47</text:p>
          </table:table-cell>
          <table:table-cell table:formula="of:=[.J11]+[.$J$1]" office:value-type="float" office:value="51">
            <text:p>51</text:p>
          </table:table-cell>
          <table:table-cell/>
          <table:table-cell table:formula="of:=INDIRECT(CONCATENATE([.L$1];[.$I12]))" office:value-type="float" office:value="32768">
            <text:p>32768</text:p>
          </table:table-cell>
          <table:table-cell/>
          <table:table-cell table:formula="of:=AVERAGE(INDIRECT(CONCATENATE([.N$1];[.$I12];&quot;:&quot;;[.N$1];[.$J12])))" office:value-type="float" office:value="0.001668526">
            <text:p>0.001668526</text:p>
          </table:table-cell>
          <table:table-cell table:formula="of:=AVERAGE(INDIRECT(CONCATENATE([.O$1];[.$I12];&quot;:&quot;;[.O$1];[.$J12])))" office:value-type="float" office:value="0.0006048148">
            <text:p>0.0006048148</text:p>
          </table:table-cell>
          <table:table-cell/>
          <table:table-cell table:style-name="ce2" table:formula="of:=AVERAGE(INDIRECT(CONCATENATE([.Q$1];[.$I12];&quot;:&quot;;[.Q$1];[.$J12])))" office:value-type="float" office:value="508.6">
            <text:p>509</text:p>
          </table:table-cell>
          <table:table-cell table:style-name="ce2" table:formula="of:=AVERAGE(INDIRECT(CONCATENATE([.R$1];[.$I12];&quot;:&quot;;[.R$1];[.$J12])))" office:value-type="float" office:value="26.4">
            <text:p>26</text:p>
          </table:table-cell>
          <table:table-cell/>
          <table:table-cell office:value-type="float" office:value="491520">
            <text:p>491520</text:p>
          </table:table-cell>
          <table:table-cell table:style-name="ce2" office:value-type="float" office:value="128020.9910369">
            <text:p>128021</text:p>
          </table:table-cell>
          <table:table-cell/>
          <table:table-cell table:formula="of:=[.N12]/[.T12]" office:value-type="float" office:value="0.00000000339462483723958">
            <text:p>3.39462483723958E-009</text:p>
          </table:table-cell>
          <table:table-cell table:formula="of:=[.O12]/[.U12]" office:value-type="float" office:value="0.00000000472434086864452">
            <text:p>4.72434086864452E-009</text:p>
          </table:table-cell>
          <table:table-cell/>
          <table:table-cell table:formula="of:=[.Q12]/[.$L12]" office:value-type="float" office:value="0.015521240234375">
            <text:p>0.0155212402</text:p>
          </table:table-cell>
          <table:table-cell table:formula="of:=[.R12]/[.$L12]" office:value-type="float" office:value="0.0008056640625">
            <text:p>0.000805664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1955">
            <text:p>0.000011955</text:p>
          </table:table-cell>
          <table:table-cell office:value-type="float" office:value="0.000012823">
            <text:p>0.0000128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2]+[.$J$1]" office:value-type="float" office:value="52">
            <text:p>52</text:p>
          </table:table-cell>
          <table:table-cell table:formula="of:=[.J12]+[.$J$1]" office:value-type="float" office:value="56">
            <text:p>56</text:p>
          </table:table-cell>
          <table:table-cell/>
          <table:table-cell table:formula="of:=INDIRECT(CONCATENATE([.L$1];[.$I13]))" office:value-type="float" office:value="65536">
            <text:p>65536</text:p>
          </table:table-cell>
          <table:table-cell/>
          <table:table-cell table:formula="of:=AVERAGE(INDIRECT(CONCATENATE([.N$1];[.$I13];&quot;:&quot;;[.N$1];[.$J13])))" office:value-type="float" office:value="0.00469922">
            <text:p>0.00469922</text:p>
          </table:table-cell>
          <table:table-cell table:formula="of:=AVERAGE(INDIRECT(CONCATENATE([.O$1];[.$I13];&quot;:&quot;;[.O$1];[.$J13])))" office:value-type="float" office:value="0.002072334">
            <text:p>0.002072334</text:p>
          </table:table-cell>
          <table:table-cell/>
          <table:table-cell table:style-name="ce2" table:formula="of:=AVERAGE(INDIRECT(CONCATENATE([.Q$1];[.$I13];&quot;:&quot;;[.Q$1];[.$J13])))" office:value-type="float" office:value="6021.2">
            <text:p>6021</text:p>
          </table:table-cell>
          <table:table-cell table:style-name="ce2" table:formula="of:=AVERAGE(INDIRECT(CONCATENATE([.R$1];[.$I13];&quot;:&quot;;[.R$1];[.$J13])))" office:value-type="float" office:value="1589.8">
            <text:p>1590</text:p>
          </table:table-cell>
          <table:table-cell/>
          <table:table-cell office:value-type="float" office:value="1048576">
            <text:p>1048576</text:p>
          </table:table-cell>
          <table:table-cell table:style-name="ce2" office:value-type="float" office:value="262144">
            <text:p>262144</text:p>
          </table:table-cell>
          <table:table-cell/>
          <table:table-cell table:formula="of:=[.N13]/[.T13]" office:value-type="float" office:value="0.00000000448152542114258">
            <text:p>4.48152542114258E-009</text:p>
          </table:table-cell>
          <table:table-cell table:formula="of:=[.O13]/[.U13]" office:value-type="float" office:value="0.00000000790532684326172">
            <text:p>7.90532684326172E-009</text:p>
          </table:table-cell>
          <table:table-cell/>
          <table:table-cell table:formula="of:=[.Q13]/[.$L13]" office:value-type="float" office:value="0.091876220703125">
            <text:p>0.0918762207</text:p>
          </table:table-cell>
          <table:table-cell table:formula="of:=[.R13]/[.$L13]" office:value-type="float" office:value="0.0242584228515625">
            <text:p>0.024258422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152">
            <text:p>0.00001152</text:p>
          </table:table-cell>
          <table:table-cell office:value-type="float" office:value="0.000012816">
            <text:p>0.0000128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3]+[.$J$1]" office:value-type="float" office:value="57">
            <text:p>57</text:p>
          </table:table-cell>
          <table:table-cell table:formula="of:=[.J13]+[.$J$1]" office:value-type="float" office:value="61">
            <text:p>61</text:p>
          </table:table-cell>
          <table:table-cell/>
          <table:table-cell table:formula="of:=INDIRECT(CONCATENATE([.L$1];[.$I14]))" office:value-type="float" office:value="131072">
            <text:p>131072</text:p>
          </table:table-cell>
          <table:table-cell/>
          <table:table-cell table:formula="of:=AVERAGE(INDIRECT(CONCATENATE([.N$1];[.$I14];&quot;:&quot;;[.N$1];[.$J14])))" office:value-type="float" office:value="0.01150976">
            <text:p>0.01150976</text:p>
          </table:table-cell>
          <table:table-cell table:formula="of:=AVERAGE(INDIRECT(CONCATENATE([.O$1];[.$I14];&quot;:&quot;;[.O$1];[.$J14])))" office:value-type="float" office:value="0.004156464">
            <text:p>0.004156464</text:p>
          </table:table-cell>
          <table:table-cell/>
          <table:table-cell table:style-name="ce2" table:formula="of:=AVERAGE(INDIRECT(CONCATENATE([.Q$1];[.$I14];&quot;:&quot;;[.Q$1];[.$J14])))" office:value-type="float" office:value="22648.8">
            <text:p>22649</text:p>
          </table:table-cell>
          <table:table-cell table:style-name="ce2" table:formula="of:=AVERAGE(INDIRECT(CONCATENATE([.R$1];[.$I14];&quot;:&quot;;[.R$1];[.$J14])))" office:value-type="float" office:value="4804.6">
            <text:p>4805</text:p>
          </table:table-cell>
          <table:table-cell/>
          <table:table-cell office:value-type="float" office:value="2228224">
            <text:p>2228224</text:p>
          </table:table-cell>
          <table:table-cell table:style-name="ce2" office:value-type="float" office:value="535751.929528364">
            <text:p>535752</text:p>
          </table:table-cell>
          <table:table-cell/>
          <table:table-cell table:formula="of:=[.N14]/[.T14]" office:value-type="float" office:value="0.00000000516544117647059">
            <text:p>5.16544117647059E-009</text:p>
          </table:table-cell>
          <table:table-cell table:formula="of:=[.O14]/[.U14]" office:value-type="float" office:value="0.00000000775818764415657">
            <text:p>7.75818764415657E-009</text:p>
          </table:table-cell>
          <table:table-cell/>
          <table:table-cell table:formula="of:=[.Q14]/[.$L14]" office:value-type="float" office:value="0.172796630859375">
            <text:p>0.1727966309</text:p>
          </table:table-cell>
          <table:table-cell table:formula="of:=[.R14]/[.$L14]" office:value-type="float" office:value="0.0366561889648437">
            <text:p>0.03665618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2034">
            <text:p>0.000012034</text:p>
          </table:table-cell>
          <table:table-cell office:value-type="float" office:value="0.000012903">
            <text:p>0.0000129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4]+[.$J$1]" office:value-type="float" office:value="62">
            <text:p>62</text:p>
          </table:table-cell>
          <table:table-cell table:formula="of:=[.J14]+[.$J$1]" office:value-type="float" office:value="66">
            <text:p>66</text:p>
          </table:table-cell>
          <table:table-cell/>
          <table:table-cell table:formula="of:=INDIRECT(CONCATENATE([.L$1];[.$I15]))" office:value-type="float" office:value="262144">
            <text:p>262144</text:p>
          </table:table-cell>
          <table:table-cell/>
          <table:table-cell table:formula="of:=AVERAGE(INDIRECT(CONCATENATE([.N$1];[.$I15];&quot;:&quot;;[.N$1];[.$J15])))" office:value-type="float" office:value="0.02763308">
            <text:p>0.02763308</text:p>
          </table:table-cell>
          <table:table-cell table:formula="of:=AVERAGE(INDIRECT(CONCATENATE([.O$1];[.$I15];&quot;:&quot;;[.O$1];[.$J15])))" office:value-type="float" office:value="0.00833416">
            <text:p>0.00833416</text:p>
          </table:table-cell>
          <table:table-cell/>
          <table:table-cell table:style-name="ce2" table:formula="of:=AVERAGE(INDIRECT(CONCATENATE([.Q$1];[.$I15];&quot;:&quot;;[.Q$1];[.$J15])))" office:value-type="float" office:value="50038.6">
            <text:p>50039</text:p>
          </table:table-cell>
          <table:table-cell table:style-name="ce2" table:formula="of:=AVERAGE(INDIRECT(CONCATENATE([.R$1];[.$I15];&quot;:&quot;;[.R$1];[.$J15])))" office:value-type="float" office:value="9265.6">
            <text:p>9266</text:p>
          </table:table-cell>
          <table:table-cell/>
          <table:table-cell office:value-type="float" office:value="4718592">
            <text:p>4718592</text:p>
          </table:table-cell>
          <table:table-cell table:style-name="ce2" office:value-type="float" office:value="1093120.81957809">
            <text:p>1093121</text:p>
          </table:table-cell>
          <table:table-cell/>
          <table:table-cell table:formula="of:=[.N15]/[.T15]" office:value-type="float" office:value="0.00000000585621303982205">
            <text:p>5.85621303982205E-009</text:p>
          </table:table-cell>
          <table:table-cell table:formula="of:=[.O15]/[.U15]" office:value-type="float" office:value="0.00000000762418924855598">
            <text:p>7.62418924855598E-009</text:p>
          </table:table-cell>
          <table:table-cell/>
          <table:table-cell table:formula="of:=[.Q15]/[.$L15]" office:value-type="float" office:value="0.190882110595703">
            <text:p>0.1908821106</text:p>
          </table:table-cell>
          <table:table-cell table:formula="of:=[.R15]/[.$L15]" office:value-type="float" office:value="0.035345458984375">
            <text:p>0.03534545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0839">
            <text:p>0.000010839</text:p>
          </table:table-cell>
          <table:table-cell office:value-type="float" office:value="0.000012812">
            <text:p>0.0000128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5]+[.$J$1]" office:value-type="float" office:value="67">
            <text:p>67</text:p>
          </table:table-cell>
          <table:table-cell table:formula="of:=[.J15]+[.$J$1]" office:value-type="float" office:value="71">
            <text:p>71</text:p>
          </table:table-cell>
          <table:table-cell/>
          <table:table-cell table:formula="of:=INDIRECT(CONCATENATE([.L$1];[.$I16]))" office:value-type="float" office:value="524288">
            <text:p>524288</text:p>
          </table:table-cell>
          <table:table-cell/>
          <table:table-cell table:formula="of:=AVERAGE(INDIRECT(CONCATENATE([.N$1];[.$I16];&quot;:&quot;;[.N$1];[.$J16])))" office:value-type="float" office:value="0.06266844">
            <text:p>0.06266844</text:p>
          </table:table-cell>
          <table:table-cell table:formula="of:=AVERAGE(INDIRECT(CONCATENATE([.O$1];[.$I16];&quot;:&quot;;[.O$1];[.$J16])))" office:value-type="float" office:value="0.01665908">
            <text:p>0.01665908</text:p>
          </table:table-cell>
          <table:table-cell/>
          <table:table-cell table:style-name="ce2" table:formula="of:=AVERAGE(INDIRECT(CONCATENATE([.Q$1];[.$I16];&quot;:&quot;;[.Q$1];[.$J16])))" office:value-type="float" office:value="92214.6">
            <text:p>92215</text:p>
          </table:table-cell>
          <table:table-cell table:style-name="ce2" table:formula="of:=AVERAGE(INDIRECT(CONCATENATE([.R$1];[.$I16];&quot;:&quot;;[.R$1];[.$J16])))" office:value-type="float" office:value="17963.2">
            <text:p>17963</text:p>
          </table:table-cell>
          <table:table-cell/>
          <table:table-cell office:value-type="float" office:value="9961472">
            <text:p>9961472</text:p>
          </table:table-cell>
          <table:table-cell table:style-name="ce2" office:value-type="float" office:value="2227137.42016831">
            <text:p>2227137</text:p>
          </table:table-cell>
          <table:table-cell/>
          <table:table-cell table:formula="of:=[.N16]/[.T16]" office:value-type="float" office:value="0.00000000629108228181538">
            <text:p>6.29108228181538E-009</text:p>
          </table:table-cell>
          <table:table-cell table:formula="of:=[.O16]/[.U16]" office:value-type="float" office:value="0.00000000748004135224895">
            <text:p>7.48004135224895E-009</text:p>
          </table:table-cell>
          <table:table-cell/>
          <table:table-cell table:formula="of:=[.Q16]/[.$L16]" office:value-type="float" office:value="0.175885391235352">
            <text:p>0.1758853912</text:p>
          </table:table-cell>
          <table:table-cell table:formula="of:=[.R16]/[.$L16]" office:value-type="float" office:value="0.0342620849609375">
            <text:p>0.03426208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4418">
            <text:p>0.000044418</text:p>
          </table:table-cell>
          <table:table-cell office:value-type="float" office:value="0.000025318">
            <text:p>0.0000253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6]+[.$J$1]" office:value-type="float" office:value="72">
            <text:p>72</text:p>
          </table:table-cell>
          <table:table-cell table:formula="of:=[.J16]+[.$J$1]" office:value-type="float" office:value="76">
            <text:p>76</text:p>
          </table:table-cell>
          <table:table-cell/>
          <table:table-cell table:formula="of:=INDIRECT(CONCATENATE([.L$1];[.$I17]))" office:value-type="float" office:value="1048576">
            <text:p>1048576</text:p>
          </table:table-cell>
          <table:table-cell/>
          <table:table-cell table:formula="of:=AVERAGE(INDIRECT(CONCATENATE([.N$1];[.$I17];&quot;:&quot;;[.N$1];[.$J17])))" office:value-type="float" office:value="0.1503776">
            <text:p>0.1503776</text:p>
          </table:table-cell>
          <table:table-cell table:formula="of:=AVERAGE(INDIRECT(CONCATENATE([.O$1];[.$I17];&quot;:&quot;;[.O$1];[.$J17])))" office:value-type="float" office:value="0.03334408">
            <text:p>0.03334408</text:p>
          </table:table-cell>
          <table:table-cell/>
          <table:table-cell table:style-name="ce2" table:formula="of:=AVERAGE(INDIRECT(CONCATENATE([.Q$1];[.$I17];&quot;:&quot;;[.Q$1];[.$J17])))" office:value-type="float" office:value="185278">
            <text:p>185278</text:p>
          </table:table-cell>
          <table:table-cell table:style-name="ce2" table:formula="of:=AVERAGE(INDIRECT(CONCATENATE([.R$1];[.$I17];&quot;:&quot;;[.R$1];[.$J17])))" office:value-type="float" office:value="22044">
            <text:p>22044</text:p>
          </table:table-cell>
          <table:table-cell/>
          <table:table-cell office:value-type="float" office:value="20971520">
            <text:p>20971520</text:p>
          </table:table-cell>
          <table:table-cell table:style-name="ce2" office:value-type="float" office:value="4531870.07402461">
            <text:p>4531870</text:p>
          </table:table-cell>
          <table:table-cell/>
          <table:table-cell table:formula="of:=[.N17]/[.T17]" office:value-type="float" office:value="0.00000000717056274414063">
            <text:p>7.17056274414063E-009</text:p>
          </table:table-cell>
          <table:table-cell table:formula="of:=[.O17]/[.U17]" office:value-type="float" office:value="0.00000000735768666253668">
            <text:p>7.35768666253668E-009</text:p>
          </table:table-cell>
          <table:table-cell/>
          <table:table-cell table:formula="of:=[.Q17]/[.$L17]" office:value-type="float" office:value="0.176694869995117">
            <text:p>0.17669487</text:p>
          </table:table-cell>
          <table:table-cell table:formula="of:=[.R17]/[.$L17]" office:value-type="float" office:value="0.0210227966308594">
            <text:p>0.0210227966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6667">
            <text:p>0.000026667</text:p>
          </table:table-cell>
          <table:table-cell office:value-type="float" office:value="0.000025428">
            <text:p>0.0000254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7]+[.$J$1]" office:value-type="float" office:value="77">
            <text:p>77</text:p>
          </table:table-cell>
          <table:table-cell table:formula="of:=[.J17]+[.$J$1]" office:value-type="float" office:value="81">
            <text:p>81</text:p>
          </table:table-cell>
          <table:table-cell/>
          <table:table-cell table:formula="of:=INDIRECT(CONCATENATE([.L$1];[.$I18]))" office:value-type="float" office:value="2097152">
            <text:p>2097152</text:p>
          </table:table-cell>
          <table:table-cell/>
          <table:table-cell table:formula="of:=AVERAGE(INDIRECT(CONCATENATE([.N$1];[.$I18];&quot;:&quot;;[.N$1];[.$J18])))" office:value-type="float" office:value="0.3655402">
            <text:p>0.3655402</text:p>
          </table:table-cell>
          <table:table-cell table:formula="of:=AVERAGE(INDIRECT(CONCATENATE([.O$1];[.$I18];&quot;:&quot;;[.O$1];[.$J18])))" office:value-type="float" office:value="0.0670884">
            <text:p>0.0670884</text:p>
          </table:table-cell>
          <table:table-cell/>
          <table:table-cell table:style-name="ce2" table:formula="of:=AVERAGE(INDIRECT(CONCATENATE([.Q$1];[.$I18];&quot;:&quot;;[.Q$1];[.$J18])))" office:value-type="float" office:value="575267.2">
            <text:p>575267</text:p>
          </table:table-cell>
          <table:table-cell table:style-name="ce2" table:formula="of:=AVERAGE(INDIRECT(CONCATENATE([.R$1];[.$I18];&quot;:&quot;;[.R$1];[.$J18])))" office:value-type="float" office:value="45009.8">
            <text:p>45010</text:p>
          </table:table-cell>
          <table:table-cell/>
          <table:table-cell office:value-type="float" office:value="44040192">
            <text:p>44040192</text:p>
          </table:table-cell>
          <table:table-cell table:style-name="ce2" office:value-type="float" office:value="9211357.26781532">
            <text:p>9211357</text:p>
          </table:table-cell>
          <table:table-cell/>
          <table:table-cell table:formula="of:=[.N18]/[.T18]" office:value-type="float" office:value="0.00000000830015000842866">
            <text:p>8.30015000842866E-009</text:p>
          </table:table-cell>
          <table:table-cell table:formula="of:=[.O18]/[.U18]" office:value-type="float" office:value="0.00000000728322635301621">
            <text:p>7.28322635301621E-009</text:p>
          </table:table-cell>
          <table:table-cell/>
          <table:table-cell table:formula="of:=[.Q18]/[.$L18]" office:value-type="float" office:value="0.274308776855469">
            <text:p>0.2743087769</text:p>
          </table:table-cell>
          <table:table-cell table:formula="of:=[.R18]/[.$L18]" office:value-type="float" office:value="0.021462345123291">
            <text:p>0.021462345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36046">
            <text:p>0.000036046</text:p>
          </table:table-cell>
          <table:table-cell office:value-type="float" office:value="0.000039997">
            <text:p>0.00003999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8]+[.$J$1]" office:value-type="float" office:value="82">
            <text:p>82</text:p>
          </table:table-cell>
          <table:table-cell table:formula="of:=[.J18]+[.$J$1]" office:value-type="float" office:value="86">
            <text:p>86</text:p>
          </table:table-cell>
          <table:table-cell/>
          <table:table-cell table:formula="of:=INDIRECT(CONCATENATE([.L$1];[.$I19]))" office:value-type="float" office:value="4194304">
            <text:p>4194304</text:p>
          </table:table-cell>
          <table:table-cell/>
          <table:table-cell table:formula="of:=AVERAGE(INDIRECT(CONCATENATE([.N$1];[.$I19];&quot;:&quot;;[.N$1];[.$J19])))" office:value-type="float" office:value="0.8910252">
            <text:p>0.8910252</text:p>
          </table:table-cell>
          <table:table-cell table:formula="of:=AVERAGE(INDIRECT(CONCATENATE([.O$1];[.$I19];&quot;:&quot;;[.O$1];[.$J19])))" office:value-type="float" office:value="0.1348192">
            <text:p>0.1348192</text:p>
          </table:table-cell>
          <table:table-cell/>
          <table:table-cell table:style-name="ce2" table:formula="of:=AVERAGE(INDIRECT(CONCATENATE([.Q$1];[.$I19];&quot;:&quot;;[.Q$1];[.$J19])))" office:value-type="float" office:value="1161432">
            <text:p>1161432</text:p>
          </table:table-cell>
          <table:table-cell table:style-name="ce2" table:formula="of:=AVERAGE(INDIRECT(CONCATENATE([.R$1];[.$I19];&quot;:&quot;;[.R$1];[.$J19])))" office:value-type="float" office:value="84074.6">
            <text:p>84075</text:p>
          </table:table-cell>
          <table:table-cell/>
          <table:table-cell office:value-type="float" office:value="92274688">
            <text:p>92274688</text:p>
          </table:table-cell>
          <table:table-cell table:style-name="ce2" office:value-type="float" office:value="18704211.8757769">
            <text:p>18704212</text:p>
          </table:table-cell>
          <table:table-cell/>
          <table:table-cell table:formula="of:=[.N19]/[.T19]" office:value-type="float" office:value="0.00000000965622555125843">
            <text:p>9.65622555125843E-009</text:p>
          </table:table-cell>
          <table:table-cell table:formula="of:=[.O19]/[.U19]" office:value-type="float" office:value="0.00000000720795941017965">
            <text:p>7.20795941017965E-009</text:p>
          </table:table-cell>
          <table:table-cell/>
          <table:table-cell table:formula="of:=[.Q19]/[.$L19]" office:value-type="float" office:value="0.276906967163086">
            <text:p>0.2769069672</text:p>
          </table:table-cell>
          <table:table-cell table:formula="of:=[.R19]/[.$L19]" office:value-type="float" office:value="0.0200449466705322">
            <text:p>0.0200449467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3957">
            <text:p>0.000043957</text:p>
          </table:table-cell>
          <table:table-cell office:value-type="float" office:value="0.000026342">
            <text:p>0.00002634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9]+[.$J$1]" office:value-type="float" office:value="87">
            <text:p>87</text:p>
          </table:table-cell>
          <table:table-cell table:formula="of:=[.J19]+[.$J$1]" office:value-type="float" office:value="91">
            <text:p>91</text:p>
          </table:table-cell>
          <table:table-cell/>
          <table:table-cell table:formula="of:=INDIRECT(CONCATENATE([.L$1];[.$I20]))" office:value-type="float" office:value="8388608">
            <text:p>8388608</text:p>
          </table:table-cell>
          <table:table-cell/>
          <table:table-cell table:formula="of:=AVERAGE(INDIRECT(CONCATENATE([.N$1];[.$I20];&quot;:&quot;;[.N$1];[.$J20])))" office:value-type="float" office:value="1.931362">
            <text:p>1.931362</text:p>
          </table:table-cell>
          <table:table-cell table:formula="of:=AVERAGE(INDIRECT(CONCATENATE([.O$1];[.$I20];&quot;:&quot;;[.O$1];[.$J20])))" office:value-type="float" office:value="0.2660436">
            <text:p>0.2660436</text:p>
          </table:table-cell>
          <table:table-cell/>
          <table:table-cell table:style-name="ce2" table:formula="of:=AVERAGE(INDIRECT(CONCATENATE([.Q$1];[.$I20];&quot;:&quot;;[.Q$1];[.$J20])))" office:value-type="float" office:value="2240010">
            <text:p>2240010</text:p>
          </table:table-cell>
          <table:table-cell table:style-name="ce2" table:formula="of:=AVERAGE(INDIRECT(CONCATENATE([.R$1];[.$I20];&quot;:&quot;;[.R$1];[.$J20])))" office:value-type="float" office:value="158001">
            <text:p>158001</text:p>
          </table:table-cell>
          <table:table-cell/>
          <table:table-cell office:value-type="float" office:value="192937984">
            <text:p>192937984</text:p>
          </table:table-cell>
          <table:table-cell table:style-name="ce2" office:value-type="float" office:value="37946388.0130755">
            <text:p>37946388</text:p>
          </table:table-cell>
          <table:table-cell/>
          <table:table-cell table:formula="of:=[.N20]/[.T20]" office:value-type="float" office:value="0.0000000100102735602337">
            <text:p>0.00000001</text:p>
          </table:table-cell>
          <table:table-cell table:formula="of:=[.O20]/[.U20]" office:value-type="float" office:value="0.00000000701103883479838">
            <text:p>0.000000007</text:p>
          </table:table-cell>
          <table:table-cell/>
          <table:table-cell table:formula="of:=[.Q20]/[.$L20]" office:value-type="float" office:value="0.267030000686645">
            <text:p>0.2670300007</text:p>
          </table:table-cell>
          <table:table-cell table:formula="of:=[.R20]/[.$L20]" office:value-type="float" office:value="0.018835186958313">
            <text:p>0.018835187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5378">
            <text:p>0.000025378</text:p>
          </table:table-cell>
          <table:table-cell office:value-type="float" office:value="0.000025662">
            <text:p>0.0000256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0]+[.$J$1]" office:value-type="float" office:value="92">
            <text:p>92</text:p>
          </table:table-cell>
          <table:table-cell table:formula="of:=[.J20]+[.$J$1]" office:value-type="float" office:value="96">
            <text:p>96</text:p>
          </table:table-cell>
          <table:table-cell/>
          <table:table-cell table:formula="of:=INDIRECT(CONCATENATE([.L$1];[.$I21]))" office:value-type="float" office:value="16777216">
            <text:p>16777216</text:p>
          </table:table-cell>
          <table:table-cell/>
          <table:table-cell table:formula="of:=AVERAGE(INDIRECT(CONCATENATE([.N$1];[.$I21];&quot;:&quot;;[.N$1];[.$J21])))" office:value-type="float" office:value="4.538382">
            <text:p>4.538382</text:p>
          </table:table-cell>
          <table:table-cell table:formula="of:=AVERAGE(INDIRECT(CONCATENATE([.O$1];[.$I21];&quot;:&quot;;[.O$1];[.$J21])))" office:value-type="float" office:value="0.5330144">
            <text:p>0.5330144</text:p>
          </table:table-cell>
          <table:table-cell/>
          <table:table-cell table:style-name="ce2" table:formula="of:=AVERAGE(INDIRECT(CONCATENATE([.Q$1];[.$I21];&quot;:&quot;;[.Q$1];[.$J21])))" office:value-type="float" office:value="4976112">
            <text:p>4976112</text:p>
          </table:table-cell>
          <table:table-cell table:style-name="ce2" table:formula="of:=AVERAGE(INDIRECT(CONCATENATE([.R$1];[.$I21];&quot;:&quot;;[.R$1];[.$J21])))" office:value-type="float" office:value="194576.2">
            <text:p>194576</text:p>
          </table:table-cell>
          <table:table-cell/>
          <table:table-cell office:value-type="float" office:value="402653184">
            <text:p>402653184</text:p>
          </table:table-cell>
          <table:table-cell table:style-name="ce2" office:value-type="float" office:value="76922906.226499">
            <text:p>76922906</text:p>
          </table:table-cell>
          <table:table-cell/>
          <table:table-cell table:formula="of:=[.N21]/[.T21]" office:value-type="float" office:value="0.0000000112711936235428">
            <text:p>1.12711936235428E-008</text:p>
          </table:table-cell>
          <table:table-cell table:formula="of:=[.O21]/[.U21]" office:value-type="float" office:value="0.00000000692920257628518">
            <text:p>6.92920257628518E-009</text:p>
          </table:table-cell>
          <table:table-cell/>
          <table:table-cell table:formula="of:=[.Q21]/[.$L21]" office:value-type="float" office:value="0.296599388122559">
            <text:p>0.2965993881</text:p>
          </table:table-cell>
          <table:table-cell table:formula="of:=[.R21]/[.$L21]" office:value-type="float" office:value="0.0115976452827454">
            <text:p>0.011597645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64316">
            <text:p>0.000064316</text:p>
          </table:table-cell>
          <table:table-cell office:value-type="float" office:value="0.000074043">
            <text:p>0.000074043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1]+[.$J$1]" office:value-type="float" office:value="97">
            <text:p>97</text:p>
          </table:table-cell>
          <table:table-cell table:formula="of:=[.J21]+[.$J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L$1];[.$I22]))" office:value-type="float" office:value="33554432">
            <text:p>33554432</text:p>
          </table:table-cell>
          <table:table-cell/>
          <table:table-cell table:formula="of:=AVERAGE(INDIRECT(CONCATENATE([.N$1];[.$I22];&quot;:&quot;;[.N$1];[.$J22])))" office:value-type="float" office:value="9.084014">
            <text:p>9.084014</text:p>
          </table:table-cell>
          <table:table-cell table:formula="of:=AVERAGE(INDIRECT(CONCATENATE([.O$1];[.$I22];&quot;:&quot;;[.O$1];[.$J22])))" office:value-type="float" office:value="1.064036">
            <text:p>1.064036</text:p>
          </table:table-cell>
          <table:table-cell/>
          <table:table-cell table:style-name="ce2" table:formula="of:=AVERAGE(INDIRECT(CONCATENATE([.Q$1];[.$I22];&quot;:&quot;;[.Q$1];[.$J22])))" office:value-type="float" office:value="7041538">
            <text:p>7041538</text:p>
          </table:table-cell>
          <table:table-cell table:style-name="ce2" table:formula="of:=AVERAGE(INDIRECT(CONCATENATE([.R$1];[.$I22];&quot;:&quot;;[.R$1];[.$J22])))" office:value-type="float" office:value="373334">
            <text:p>373334</text:p>
          </table:table-cell>
          <table:table-cell/>
          <table:table-cell office:value-type="float" office:value="838860800">
            <text:p>838860800</text:p>
          </table:table-cell>
          <table:table-cell table:style-name="ce2" office:value-type="float" office:value="155821956.737575">
            <text:p>155821957</text:p>
          </table:table-cell>
          <table:table-cell/>
          <table:table-cell table:formula="of:=[.N22]/[.T22]" office:value-type="float" office:value="0.0000000108289885520935">
            <text:p>1.08289885520935E-008</text:p>
          </table:table-cell>
          <table:table-cell table:formula="of:=[.O22]/[.U22]" office:value-type="float" office:value="0.00000000682853701928527">
            <text:p>6.82853701928527E-009</text:p>
          </table:table-cell>
          <table:table-cell/>
          <table:table-cell table:formula="of:=[.Q22]/[.$L22]" office:value-type="float" office:value="0.209854185581207">
            <text:p>0.2098541856</text:p>
          </table:table-cell>
          <table:table-cell table:formula="of:=[.R22]/[.$L22]" office:value-type="float" office:value="0.0111262202262878">
            <text:p>0.011126220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59417">
            <text:p>0.000059417</text:p>
          </table:table-cell>
          <table:table-cell office:value-type="float" office:value="0.00005118">
            <text:p>0.000051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58242">
            <text:p>0.000058242</text:p>
          </table:table-cell>
          <table:table-cell office:value-type="float" office:value="0.000050932">
            <text:p>0.0000509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5699">
            <text:p>0.00005699</text:p>
          </table:table-cell>
          <table:table-cell office:value-type="float" office:value="0.000050895">
            <text:p>0.0000508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56647">
            <text:p>0.000056647</text:p>
          </table:table-cell>
          <table:table-cell office:value-type="float" office:value="0.000050899">
            <text:p>0.0000508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40713">
            <text:p>0.000140713</text:p>
          </table:table-cell>
          <table:table-cell office:value-type="float" office:value="0.000164599">
            <text:p>0.000164599</text:p>
          </table:table-cell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38633">
            <text:p>0.000138633</text:p>
          </table:table-cell>
          <table:table-cell office:value-type="float" office:value="0.000108705">
            <text:p>0.0001087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26054">
            <text:p>0.000126054</text:p>
          </table:table-cell>
          <table:table-cell office:value-type="float" office:value="0.000101574">
            <text:p>0.000101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04785">
            <text:p>0.000104785</text:p>
          </table:table-cell>
          <table:table-cell office:value-type="float" office:value="0.000039579">
            <text:p>0.0000395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48296">
            <text:p>0.000048296</text:p>
          </table:table-cell>
          <table:table-cell office:value-type="float" office:value="0.000039061">
            <text:p>0.0000390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03584">
            <text:p>0.000103584</text:p>
          </table:table-cell>
          <table:table-cell office:value-type="float" office:value="0.000078121">
            <text:p>0.00007812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99527">
            <text:p>0.000099527</text:p>
          </table:table-cell>
          <table:table-cell office:value-type="float" office:value="0.000075362">
            <text:p>0.0000753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98648">
            <text:p>0.000098648</text:p>
          </table:table-cell>
          <table:table-cell office:value-type="float" office:value="0.000075549">
            <text:p>0.0000755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96038">
            <text:p>0.000096038</text:p>
          </table:table-cell>
          <table:table-cell office:value-type="float" office:value="0.000073128">
            <text:p>0.0000731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96086">
            <text:p>0.000096086</text:p>
          </table:table-cell>
          <table:table-cell office:value-type="float" office:value="0.000073213">
            <text:p>0.0000732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74419">
            <text:p>0.000274419</text:p>
          </table:table-cell>
          <table:table-cell office:value-type="float" office:value="0.000160888">
            <text:p>0.000160888</text:p>
          </table:table-cell>
          <table:table-cell office:value-type="float" office:value="679">
            <text:p>679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37448">
            <text:p>0.000237448</text:p>
          </table:table-cell>
          <table:table-cell office:value-type="float" office:value="0.000150792">
            <text:p>0.0001507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41314">
            <text:p>0.000241314</text:p>
          </table:table-cell>
          <table:table-cell office:value-type="float" office:value="0.000184209">
            <text:p>0.000184209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40022">
            <text:p>0.000240022</text:p>
          </table:table-cell>
          <table:table-cell office:value-type="float" office:value="0.000150839">
            <text:p>0.00015083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41205">
            <text:p>0.000241205</text:p>
          </table:table-cell>
          <table:table-cell office:value-type="float" office:value="0.00014628">
            <text:p>0.000146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579039">
            <text:p>0.000579039</text:p>
          </table:table-cell>
          <table:table-cell office:value-type="float" office:value="0.000292571">
            <text:p>0.000292571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612949">
            <text:p>0.000612949</text:p>
          </table:table-cell>
          <table:table-cell office:value-type="float" office:value="0.000318913">
            <text:p>0.000318913</text:p>
          </table:table-cell>
          <table:table-cell office:value-type="float" office:value="1225">
            <text:p>1225</text:p>
          </table:table-cell>
          <table:table-cell office:value-type="float" office:value="219">
            <text:p>219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569073">
            <text:p>0.000569073</text:p>
          </table:table-cell>
          <table:table-cell office:value-type="float" office:value="0.000292646">
            <text:p>0.0002926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58348">
            <text:p>0.00058348</text:p>
          </table:table-cell>
          <table:table-cell office:value-type="float" office:value="0.000302029">
            <text:p>0.0003020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647801">
            <text:p>0.000647801</text:p>
          </table:table-cell>
          <table:table-cell office:value-type="float" office:value="0.000305067">
            <text:p>0.0003050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63892">
            <text:p>0.00163892</text:p>
          </table:table-cell>
          <table:table-cell office:value-type="float" office:value="0.000620692">
            <text:p>0.000620692</text:p>
          </table:table-cell>
          <table:table-cell office:value-type="float" office:value="1085">
            <text:p>1085</text:p>
          </table:table-cell>
          <table:table-cell office:value-type="float" office:value="38">
            <text:p>38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72654">
            <text:p>0.00172654</text:p>
          </table:table-cell>
          <table:table-cell office:value-type="float" office:value="0.000606037">
            <text:p>0.000606037</text:p>
          </table:table-cell>
          <table:table-cell office:value-type="float" office:value="844">
            <text:p>844</text:p>
          </table:table-cell>
          <table:table-cell office:value-type="float" office:value="88">
            <text:p>88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76204">
            <text:p>0.00176204</text:p>
          </table:table-cell>
          <table:table-cell office:value-type="float" office:value="0.000599738">
            <text:p>0.000599738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51807">
            <text:p>0.00151807</text:p>
          </table:table-cell>
          <table:table-cell office:value-type="float" office:value="0.000616094">
            <text:p>0.000616094</text:p>
          </table:table-cell>
          <table:table-cell office:value-type="float" office:value="234">
            <text:p>234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69706">
            <text:p>0.00169706</text:p>
          </table:table-cell>
          <table:table-cell office:value-type="float" office:value="0.000581513">
            <text:p>0.000581513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91751">
            <text:p>0.00491751</text:p>
          </table:table-cell>
          <table:table-cell office:value-type="float" office:value="0.00207203">
            <text:p>0.00207203</text:p>
          </table:table-cell>
          <table:table-cell office:value-type="float" office:value="8763">
            <text:p>8763</text:p>
          </table:table-cell>
          <table:table-cell office:value-type="float" office:value="1633">
            <text:p>1633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85104">
            <text:p>0.00485104</text:p>
          </table:table-cell>
          <table:table-cell office:value-type="float" office:value="0.00207047">
            <text:p>0.00207047</text:p>
          </table:table-cell>
          <table:table-cell office:value-type="float" office:value="5650">
            <text:p>5650</text:p>
          </table:table-cell>
          <table:table-cell office:value-type="float" office:value="1562">
            <text:p>1562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73945">
            <text:p>0.00473945</text:p>
          </table:table-cell>
          <table:table-cell office:value-type="float" office:value="0.00209188">
            <text:p>0.00209188</text:p>
          </table:table-cell>
          <table:table-cell office:value-type="float" office:value="5231">
            <text:p>5231</text:p>
          </table:table-cell>
          <table:table-cell office:value-type="float" office:value="1698">
            <text:p>1698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49831">
            <text:p>0.00449831</text:p>
          </table:table-cell>
          <table:table-cell office:value-type="float" office:value="0.00206363">
            <text:p>0.00206363</text:p>
          </table:table-cell>
          <table:table-cell office:value-type="float" office:value="5251">
            <text:p>5251</text:p>
          </table:table-cell>
          <table:table-cell office:value-type="float" office:value="1535">
            <text:p>1535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48979">
            <text:p>0.00448979</text:p>
          </table:table-cell>
          <table:table-cell office:value-type="float" office:value="0.00206366">
            <text:p>0.00206366</text:p>
          </table:table-cell>
          <table:table-cell office:value-type="float" office:value="5211">
            <text:p>5211</text:p>
          </table:table-cell>
          <table:table-cell office:value-type="float" office:value="1521">
            <text:p>1521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362">
            <text:p>0.011362</text:p>
          </table:table-cell>
          <table:table-cell office:value-type="float" office:value="0.00415492">
            <text:p>0.00415492</text:p>
          </table:table-cell>
          <table:table-cell office:value-type="float" office:value="27510">
            <text:p>27510</text:p>
          </table:table-cell>
          <table:table-cell office:value-type="float" office:value="4858">
            <text:p>4858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7902">
            <text:p>0.0117902</text:p>
          </table:table-cell>
          <table:table-cell office:value-type="float" office:value="0.00414983">
            <text:p>0.00414983</text:p>
          </table:table-cell>
          <table:table-cell office:value-type="float" office:value="21884">
            <text:p>21884</text:p>
          </table:table-cell>
          <table:table-cell office:value-type="float" office:value="4802">
            <text:p>4802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813">
            <text:p>0.011813</text:p>
          </table:table-cell>
          <table:table-cell office:value-type="float" office:value="0.00415294">
            <text:p>0.00415294</text:p>
          </table:table-cell>
          <table:table-cell office:value-type="float" office:value="21170">
            <text:p>21170</text:p>
          </table:table-cell>
          <table:table-cell office:value-type="float" office:value="4911">
            <text:p>4911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3098">
            <text:p>0.0113098</text:p>
          </table:table-cell>
          <table:table-cell office:value-type="float" office:value="0.00415428">
            <text:p>0.00415428</text:p>
          </table:table-cell>
          <table:table-cell office:value-type="float" office:value="21719">
            <text:p>21719</text:p>
          </table:table-cell>
          <table:table-cell office:value-type="float" office:value="4708">
            <text:p>4708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2738">
            <text:p>0.0112738</text:p>
          </table:table-cell>
          <table:table-cell office:value-type="float" office:value="0.00417035">
            <text:p>0.00417035</text:p>
          </table:table-cell>
          <table:table-cell office:value-type="float" office:value="20961">
            <text:p>20961</text:p>
          </table:table-cell>
          <table:table-cell office:value-type="float" office:value="4744">
            <text:p>4744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79971">
            <text:p>0.0279971</text:p>
          </table:table-cell>
          <table:table-cell office:value-type="float" office:value="0.0083196">
            <text:p>0.0083196</text:p>
          </table:table-cell>
          <table:table-cell office:value-type="float" office:value="53285">
            <text:p>53285</text:p>
          </table:table-cell>
          <table:table-cell office:value-type="float" office:value="9256">
            <text:p>9256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3011">
            <text:p>0.03011</text:p>
          </table:table-cell>
          <table:table-cell office:value-type="float" office:value="0.00831867">
            <text:p>0.00831867</text:p>
          </table:table-cell>
          <table:table-cell office:value-type="float" office:value="49220">
            <text:p>49220</text:p>
          </table:table-cell>
          <table:table-cell office:value-type="float" office:value="9162">
            <text:p>9162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80051">
            <text:p>0.0280051</text:p>
          </table:table-cell>
          <table:table-cell office:value-type="float" office:value="0.00833562">
            <text:p>0.00833562</text:p>
          </table:table-cell>
          <table:table-cell office:value-type="float" office:value="49215">
            <text:p>49215</text:p>
          </table:table-cell>
          <table:table-cell office:value-type="float" office:value="9216">
            <text:p>9216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5947">
            <text:p>0.025947</text:p>
          </table:table-cell>
          <table:table-cell office:value-type="float" office:value="0.0083385">
            <text:p>0.0083385</text:p>
          </table:table-cell>
          <table:table-cell office:value-type="float" office:value="49215">
            <text:p>49215</text:p>
          </table:table-cell>
          <table:table-cell office:value-type="float" office:value="9358">
            <text:p>9358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61062">
            <text:p>0.0261062</text:p>
          </table:table-cell>
          <table:table-cell office:value-type="float" office:value="0.00835841">
            <text:p>0.00835841</text:p>
          </table:table-cell>
          <table:table-cell office:value-type="float" office:value="49258">
            <text:p>49258</text:p>
          </table:table-cell>
          <table:table-cell office:value-type="float" office:value="9336">
            <text:p>9336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43263">
            <text:p>0.0643263</text:p>
          </table:table-cell>
          <table:table-cell office:value-type="float" office:value="0.0166234">
            <text:p>0.0166234</text:p>
          </table:table-cell>
          <table:table-cell office:value-type="float" office:value="90939">
            <text:p>90939</text:p>
          </table:table-cell>
          <table:table-cell office:value-type="float" office:value="17843">
            <text:p>17843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713723">
            <text:p>0.0713723</text:p>
          </table:table-cell>
          <table:table-cell office:value-type="float" office:value="0.0166594">
            <text:p>0.0166594</text:p>
          </table:table-cell>
          <table:table-cell office:value-type="float" office:value="98184">
            <text:p>98184</text:p>
          </table:table-cell>
          <table:table-cell office:value-type="float" office:value="17826">
            <text:p>17826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593424">
            <text:p>0.0593424</text:p>
          </table:table-cell>
          <table:table-cell office:value-type="float" office:value="0.0166514">
            <text:p>0.0166514</text:p>
          </table:table-cell>
          <table:table-cell office:value-type="float" office:value="90876">
            <text:p>90876</text:p>
          </table:table-cell>
          <table:table-cell office:value-type="float" office:value="18068">
            <text:p>18068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58813">
            <text:p>0.058813</text:p>
          </table:table-cell>
          <table:table-cell office:value-type="float" office:value="0.0166569">
            <text:p>0.0166569</text:p>
          </table:table-cell>
          <table:table-cell office:value-type="float" office:value="90530">
            <text:p>90530</text:p>
          </table:table-cell>
          <table:table-cell office:value-type="float" office:value="18184">
            <text:p>18184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594882">
            <text:p>0.0594882</text:p>
          </table:table-cell>
          <table:table-cell office:value-type="float" office:value="0.0167043">
            <text:p>0.0167043</text:p>
          </table:table-cell>
          <table:table-cell office:value-type="float" office:value="90544">
            <text:p>90544</text:p>
          </table:table-cell>
          <table:table-cell office:value-type="float" office:value="17895">
            <text:p>17895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66627">
            <text:p>0.166627</text:p>
          </table:table-cell>
          <table:table-cell office:value-type="float" office:value="0.0340427">
            <text:p>0.0340427</text:p>
          </table:table-cell>
          <table:table-cell office:value-type="float" office:value="185045">
            <text:p>185045</text:p>
          </table:table-cell>
          <table:table-cell office:value-type="float" office:value="22415">
            <text:p>22415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84324">
            <text:p>0.184324</text:p>
          </table:table-cell>
          <table:table-cell office:value-type="float" office:value="0.0331383">
            <text:p>0.0331383</text:p>
          </table:table-cell>
          <table:table-cell office:value-type="float" office:value="195904">
            <text:p>195904</text:p>
          </table:table-cell>
          <table:table-cell office:value-type="float" office:value="21823">
            <text:p>21823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34096">
            <text:p>0.134096</text:p>
          </table:table-cell>
          <table:table-cell office:value-type="float" office:value="0.0331839">
            <text:p>0.0331839</text:p>
          </table:table-cell>
          <table:table-cell office:value-type="float" office:value="182557">
            <text:p>182557</text:p>
          </table:table-cell>
          <table:table-cell office:value-type="float" office:value="21902">
            <text:p>21902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33459">
            <text:p>0.133459</text:p>
          </table:table-cell>
          <table:table-cell office:value-type="float" office:value="0.0331423">
            <text:p>0.0331423</text:p>
          </table:table-cell>
          <table:table-cell office:value-type="float" office:value="181606">
            <text:p>181606</text:p>
          </table:table-cell>
          <table:table-cell office:value-type="float" office:value="21931">
            <text:p>21931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33382">
            <text:p>0.133382</text:p>
          </table:table-cell>
          <table:table-cell office:value-type="float" office:value="0.0332132">
            <text:p>0.0332132</text:p>
          </table:table-cell>
          <table:table-cell office:value-type="float" office:value="181278">
            <text:p>181278</text:p>
          </table:table-cell>
          <table:table-cell office:value-type="float" office:value="22149">
            <text:p>22149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419819">
            <text:p>0.419819</text:p>
          </table:table-cell>
          <table:table-cell office:value-type="float" office:value="0.0674277">
            <text:p>0.0674277</text:p>
          </table:table-cell>
          <table:table-cell office:value-type="float" office:value="574743">
            <text:p>574743</text:p>
          </table:table-cell>
          <table:table-cell office:value-type="float" office:value="45010">
            <text:p>45010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98783">
            <text:p>0.398783</text:p>
          </table:table-cell>
          <table:table-cell office:value-type="float" office:value="0.0666087">
            <text:p>0.0666087</text:p>
          </table:table-cell>
          <table:table-cell office:value-type="float" office:value="568195">
            <text:p>568195</text:p>
          </table:table-cell>
          <table:table-cell office:value-type="float" office:value="43983">
            <text:p>43983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79745">
            <text:p>0.379745</text:p>
          </table:table-cell>
          <table:table-cell office:value-type="float" office:value="0.0667903">
            <text:p>0.0667903</text:p>
          </table:table-cell>
          <table:table-cell office:value-type="float" office:value="574870">
            <text:p>574870</text:p>
          </table:table-cell>
          <table:table-cell office:value-type="float" office:value="44873">
            <text:p>44873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24085">
            <text:p>0.324085</text:p>
          </table:table-cell>
          <table:table-cell office:value-type="float" office:value="0.0672127">
            <text:p>0.0672127</text:p>
          </table:table-cell>
          <table:table-cell office:value-type="float" office:value="574748">
            <text:p>574748</text:p>
          </table:table-cell>
          <table:table-cell office:value-type="float" office:value="44039">
            <text:p>44039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05269">
            <text:p>0.305269</text:p>
          </table:table-cell>
          <table:table-cell office:value-type="float" office:value="0.0674026">
            <text:p>0.0674026</text:p>
          </table:table-cell>
          <table:table-cell office:value-type="float" office:value="583780">
            <text:p>583780</text:p>
          </table:table-cell>
          <table:table-cell office:value-type="float" office:value="47144">
            <text:p>47144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816183">
            <text:p>0.816183</text:p>
          </table:table-cell>
          <table:table-cell office:value-type="float" office:value="0.137789">
            <text:p>0.137789</text:p>
          </table:table-cell>
          <table:table-cell office:value-type="float" office:value="1126780">
            <text:p>1126780</text:p>
          </table:table-cell>
          <table:table-cell office:value-type="float" office:value="93413">
            <text:p>93413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860753">
            <text:p>0.860753</text:p>
          </table:table-cell>
          <table:table-cell office:value-type="float" office:value="0.135857">
            <text:p>0.135857</text:p>
          </table:table-cell>
          <table:table-cell office:value-type="float" office:value="1136060">
            <text:p>1136060</text:p>
          </table:table-cell>
          <table:table-cell office:value-type="float" office:value="84799">
            <text:p>84799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940381">
            <text:p>0.940381</text:p>
          </table:table-cell>
          <table:table-cell office:value-type="float" office:value="0.132734">
            <text:p>0.132734</text:p>
          </table:table-cell>
          <table:table-cell office:value-type="float" office:value="1165660">
            <text:p>1165660</text:p>
          </table:table-cell>
          <table:table-cell office:value-type="float" office:value="79446">
            <text:p>79446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91532">
            <text:p>0.91532</text:p>
          </table:table-cell>
          <table:table-cell office:value-type="float" office:value="0.134114">
            <text:p>0.134114</text:p>
          </table:table-cell>
          <table:table-cell office:value-type="float" office:value="1203240">
            <text:p>1203240</text:p>
          </table:table-cell>
          <table:table-cell office:value-type="float" office:value="80724">
            <text:p>80724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922489">
            <text:p>0.922489</text:p>
          </table:table-cell>
          <table:table-cell office:value-type="float" office:value="0.133602">
            <text:p>0.133602</text:p>
          </table:table-cell>
          <table:table-cell office:value-type="float" office:value="1175420">
            <text:p>1175420</text:p>
          </table:table-cell>
          <table:table-cell office:value-type="float" office:value="81991">
            <text:p>81991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73859">
            <text:p>1.73859</text:p>
          </table:table-cell>
          <table:table-cell office:value-type="float" office:value="0.265866">
            <text:p>0.265866</text:p>
          </table:table-cell>
          <table:table-cell office:value-type="float" office:value="2274100">
            <text:p>2274100</text:p>
          </table:table-cell>
          <table:table-cell office:value-type="float" office:value="156353">
            <text:p>156353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2.10314">
            <text:p>2.10314</text:p>
          </table:table-cell>
          <table:table-cell office:value-type="float" office:value="0.266513">
            <text:p>0.266513</text:p>
          </table:table-cell>
          <table:table-cell office:value-type="float" office:value="2164330">
            <text:p>2164330</text:p>
          </table:table-cell>
          <table:table-cell office:value-type="float" office:value="160941">
            <text:p>160941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8311">
            <text:p>1.98311</text:p>
          </table:table-cell>
          <table:table-cell office:value-type="float" office:value="0.265952">
            <text:p>0.265952</text:p>
          </table:table-cell>
          <table:table-cell office:value-type="float" office:value="2253380">
            <text:p>2253380</text:p>
          </table:table-cell>
          <table:table-cell office:value-type="float" office:value="157384">
            <text:p>157384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7609">
            <text:p>1.97609</text:p>
          </table:table-cell>
          <table:table-cell office:value-type="float" office:value="0.265959">
            <text:p>0.265959</text:p>
          </table:table-cell>
          <table:table-cell office:value-type="float" office:value="2255290">
            <text:p>2255290</text:p>
          </table:table-cell>
          <table:table-cell office:value-type="float" office:value="157643">
            <text:p>157643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85588">
            <text:p>1.85588</text:p>
          </table:table-cell>
          <table:table-cell office:value-type="float" office:value="0.265928">
            <text:p>0.265928</text:p>
          </table:table-cell>
          <table:table-cell office:value-type="float" office:value="2252950">
            <text:p>2252950</text:p>
          </table:table-cell>
          <table:table-cell office:value-type="float" office:value="157684">
            <text:p>157684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73137">
            <text:p>4.73137</text:p>
          </table:table-cell>
          <table:table-cell office:value-type="float" office:value="0.531481">
            <text:p>0.531481</text:p>
          </table:table-cell>
          <table:table-cell office:value-type="float" office:value="4882490">
            <text:p>4882490</text:p>
          </table:table-cell>
          <table:table-cell office:value-type="float" office:value="188367">
            <text:p>188367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44603">
            <text:p>4.44603</text:p>
          </table:table-cell>
          <table:table-cell office:value-type="float" office:value="0.538044">
            <text:p>0.538044</text:p>
          </table:table-cell>
          <table:table-cell office:value-type="float" office:value="5058280">
            <text:p>5058280</text:p>
          </table:table-cell>
          <table:table-cell office:value-type="float" office:value="224306">
            <text:p>224306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41496">
            <text:p>4.41496</text:p>
          </table:table-cell>
          <table:table-cell office:value-type="float" office:value="0.531912">
            <text:p>0.531912</text:p>
          </table:table-cell>
          <table:table-cell office:value-type="float" office:value="5006370">
            <text:p>5006370</text:p>
          </table:table-cell>
          <table:table-cell office:value-type="float" office:value="187543">
            <text:p>187543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57765">
            <text:p>4.57765</text:p>
          </table:table-cell>
          <table:table-cell office:value-type="float" office:value="0.531661">
            <text:p>0.531661</text:p>
          </table:table-cell>
          <table:table-cell office:value-type="float" office:value="4955670">
            <text:p>4955670</text:p>
          </table:table-cell>
          <table:table-cell office:value-type="float" office:value="185763">
            <text:p>185763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5219">
            <text:p>4.5219</text:p>
          </table:table-cell>
          <table:table-cell office:value-type="float" office:value="0.531974">
            <text:p>0.531974</text:p>
          </table:table-cell>
          <table:table-cell office:value-type="float" office:value="4977750">
            <text:p>4977750</text:p>
          </table:table-cell>
          <table:table-cell office:value-type="float" office:value="186902">
            <text:p>186902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8.99247">
            <text:p>8.99247</text:p>
          </table:table-cell>
          <table:table-cell office:value-type="float" office:value="1.06408">
            <text:p>1.06408</text:p>
          </table:table-cell>
          <table:table-cell office:value-type="float" office:value="7575690">
            <text:p>7575690</text:p>
          </table:table-cell>
          <table:table-cell office:value-type="float" office:value="375314">
            <text:p>375314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8.86769">
            <text:p>8.86769</text:p>
          </table:table-cell>
          <table:table-cell office:value-type="float" office:value="1.0643">
            <text:p>1.0643</text:p>
          </table:table-cell>
          <table:table-cell office:value-type="float" office:value="7539940">
            <text:p>7539940</text:p>
          </table:table-cell>
          <table:table-cell office:value-type="float" office:value="374027">
            <text:p>374027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9.03548">
            <text:p>9.03548</text:p>
          </table:table-cell>
          <table:table-cell office:value-type="float" office:value="1.06231">
            <text:p>1.06231</text:p>
          </table:table-cell>
          <table:table-cell office:value-type="float" office:value="6682610">
            <text:p>6682610</text:p>
          </table:table-cell>
          <table:table-cell office:value-type="float" office:value="372454">
            <text:p>372454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9.33927">
            <text:p>9.33927</text:p>
          </table:table-cell>
          <table:table-cell office:value-type="float" office:value="1.06344">
            <text:p>1.06344</text:p>
          </table:table-cell>
          <table:table-cell office:value-type="float" office:value="6696130">
            <text:p>6696130</text:p>
          </table:table-cell>
          <table:table-cell office:value-type="float" office:value="373786">
            <text:p>373786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9.18516">
            <text:p>9.18516</text:p>
          </table:table-cell>
          <table:table-cell office:value-type="float" office:value="1.06605">
            <text:p>1.06605</text:p>
          </table:table-cell>
          <table:table-cell office:value-type="float" office:value="6713320">
            <text:p>6713320</text:p>
          </table:table-cell>
          <table:table-cell office:value-type="float" office:value="371089">
            <text:p>371089</text:p>
          </table:table-cell>
          <table:table-cell office:value-type="string">
            <text:p><text:s/></text:p>
          </table:table-cell>
          <table:table-cell table:number-columns-repeated="21"/>
        </table:table-row>
        <table:table-row table:style-name="ro2" table:number-rows-repeated="1048474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3T14:15:02</dc:date>
    <dc:creator>lightmind </dc:creator>
    <meta:document-statistic meta:table-count="1" meta:cell-count="889" meta:object-count="2"/>
    <meta:generator>LibreOffice/4.0.2.2$Linux_x86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71cm" svg:height="13.061cm" xlink:href=".." xlink:type="simple" chart:class="chart:line" chart:style-name="ch1">
        <chart:title svg:x="7.165cm" svg:y="0.396cm" chart:style-name="ch2">
          <text:p>Red Black trees - Member</text:p>
        </chart:title>
        <chart:subtitle svg:x="7.375cm" svg:y="1.458cm" chart:style-name="ch3">
          <text:p>measured vs asymptotic time</text:p>
        </chart:subtitle>
        <chart:legend chart:legend-position="end" svg:x="17.055cm" svg:y="6.233cm" style:legend-expansion="high" chart:style-name="ch4"/>
        <chart:plot-area chart:style-name="ch5" table:cell-range-address="Sheet1.L2:Sheet1.L22 Sheet1.W2:Sheet1.W22" chart:data-source-has-labels="both" svg:x="0.849cm" svg:y="2.659cm" svg:width="15.409cm" svg:height="9.163cm">
          <chartooo:coordinate-region svg:x="3.038cm" svg:y="2.856cm" svg:width="13.08cm" svg:height="7.006cm"/>
          <chart:axis chart:dimension="x" chart:name="primary-x" chart:style-name="ch6" chartooo:axis-type="auto">
            <chartooo:date-scale/>
            <chart:title svg:x="7.841cm" svg:y="12.084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W3:Sheet1.W22" chart:label-cell-address="Sheet1.W2:Sheet1.W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 / n lg n</text:p>
                <draw:g>
                  <svg:desc>Sheet1.W2:Sheet1.W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0788958333333333">
                <text:p>0.00000000788958333333333</text:p>
                <draw:g>
                  <svg:desc>Sheet1.W3:Sheet1.W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634285714285714">
                <text:p>0.0000000063428571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583544921875">
                <text:p>0.000000005835449218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765911458333333">
                <text:p>0.000000007659114583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5773671875">
                <text:p>0.000000005773671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495810546875">
                <text:p>0.000000004958105468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200961507161458">
                <text:p>0.0000000020096150716145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231822415865385">
                <text:p>0.0000000023182241586538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260911516462054">
                <text:p>0.0000000026091151646205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339462483723958">
                <text:p>0.0000000033946248372395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448152542114258">
                <text:p>0.0000000044815254211425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516544117647059">
                <text:p>0.0000000051654411764705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585621303982205">
                <text:p>0.0000000058562130398220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629108228181538">
                <text:p>0.0000000062910822818153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717056274414063">
                <text:p>0.0000000071705627441406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830015000842866">
                <text:p>0.0000000083001500084286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965622555125843">
                <text:p>0.0000000096562255512584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00102735602337">
                <text:p>0.000000010010273560233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12711936235428">
                <text:p>0.000000011271193623542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08289885520935">
                <text:p>0.0000000108289885520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34cm" svg:height="12.528cm" xlink:href=".." xlink:type="simple" chart:class="chart:line" chart:style-name="ch1">
        <chart:title svg:x="7.019cm" svg:y="0.385cm" chart:style-name="ch2">
          <text:p>Van Emde Boas trees - Member</text:p>
        </chart:title>
        <chart:subtitle svg:x="7.857cm" svg:y="1.436cm" chart:style-name="ch3">
          <text:p>measured vs asymptotic time</text:p>
        </chart:subtitle>
        <chart:legend chart:legend-position="end" svg:x="17.783cm" svg:y="5.967cm" style:legend-expansion="high" chart:style-name="ch4"/>
        <chart:plot-area chart:style-name="ch5" table:cell-range-address="Sheet1.L2:Sheet1.L22 Sheet1.X2:Sheet1.X22" chart:data-source-has-labels="both" svg:x="0.868cm" svg:y="2.615cm" svg:width="16.079cm" svg:height="8.685cm">
          <chartooo:coordinate-region svg:x="3.057cm" svg:y="2.812cm" svg:width="13.156cm" svg:height="7.451cm"/>
          <chart:axis chart:dimension="x" chart:name="primary-x" chart:style-name="ch6" chartooo:axis-type="auto">
            <chartooo:date-scale/>
            <chart:title svg:x="8.195cm" svg:y="11.551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X3:Sheet1.X22" chart:label-cell-address="Sheet1.X2:Sheet1.X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 /n lglgn</text:p>
                <draw:g>
                  <svg:desc>Sheet1.X2:Sheet1.X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124856743534948">
                <text:p>0.0000000124856743534948</text:p>
                <draw:g>
                  <svg:desc>Sheet1.X3:Sheet1.X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964709245959898">
                <text:p>0.0000000096470924595989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168705729166667">
                <text:p>0.00000001687057291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75904940494267">
                <text:p>0.000000017590494049426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63419895048453">
                <text:p>0.000000016341989504845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28023537013707">
                <text:p>0.000000012802353701370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511267823915535">
                <text:p>0.0000000051126782391553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523195845620361">
                <text:p>0.0000000052319584562036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484524909956199">
                <text:p>0.0000000048452490995619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472434086864452">
                <text:p>0.0000000047243408686445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790532684326172">
                <text:p>0.0000000079053268432617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775818764415657">
                <text:p>0.0000000077581876441565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762418924855598">
                <text:p>0.0000000076241892485559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748004135224895">
                <text:p>0.0000000074800413522489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735768666253668">
                <text:p>0.0000000073576866625366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728322635301621">
                <text:p>0.0000000072832263530162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720795941017965">
                <text:p>0.0000000072079594101796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701103883479838">
                <text:p>0.0000000070110388347983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0692920257628518">
                <text:p>0.0000000069292025762851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0682853701928527">
                <text:p>0.000000006828537019285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